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Singleton</text:span><text:line-break/>A special feature in Ruby is called singleton class and method. Singleton classes are also known as metaclass or shadow class.<text:line-break/>In Ruby everything is an object, and the class of a particular object can be identified by calling the method class on any object.<text:line-break/><text:line-break/>string_o="this is a string object"<text:line-break/>string_o.class<text:line-break/>#=&gt; String<text:line-break/><text:line-break/>In Ruby it is possible to add new methods to specific object.<text:line-break/><text:line-break/>string_o="this is a string object"<text:line-break/>def string_o.method<text:line-break/>puts "method of string_o"<text:line-break/>end<text:line-break/>string_o.method<text:line-break/><text:line-break/>method of string_o<text:line-break/><text:line-break/><text:line-break/>or<text:line-break/><text:line-break/>class &lt;&lt; string_o<text:line-break/>def method<text:line-break/>puts "object method"<text:line-break/>end<text:line-break/>end<text:line-break/>string_o.method<text:line-break/><text:line-break/>object method<text:line-break/><text:line-break/><text:line-break/>This kind of method definition for a particular object is know as singleton method. This method will not be available to any other object of the same class.<text:line-break/><text:line-break/>string1="other object of string class"<text:line-break/>string1.class<text:line-break/>=&gt; String<text:line-break/>string1.method<text:line-break/><text:line-break/>Error will be generated<text:line-break/><text:line-break/>so the above 'string1' is again object of String class. But 'string1.method' will generate a error because that particular method is declared just for object 'string' of class String.<text:line-break/><text:line-break/>The way this actually works is when a method on a specific object is defined a new anonymous class is inserted between the object(string_o) and the real class(String). So when a method is called on such objects(in the above example 'string_o') first the anonymous class is searched for the method definition if not found then it goes to the real class for that method.<text:line-break/><text:line-break/><text:line-break/><text:soft-page-break/>As specified earlier everything is Ruby object, which means even classes are also objects. Which means even 'String' is an object.<text:line-break/><text:line-break/>String.class<text:line-break/>#=&gt; Class<text:line-break/>So when an object is created 'string_o' of the class 'String' an anonymous class is inserted between object 'string_o' and original class 'String'.<text:line-break/><text:line-break/>class String<text:line-break/>class&lt;&lt;self<text:line-break/>def display<text:line-break/>puts "singleton method"<text:line-break/>end<text:line-break/>end<text:line-break/>end<text:line-break/><text:line-break/>String.display<text:line-break/>singleton method<text:line-break/><text:line-break/><text:line-break/>The anonymous class inserted between object and original class is known as Singleton class. And every object has a Singleton class even before the programmer creates one, for example like between 'Class' and 'String'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yros </meta:initial-creator>
    <meta:creation-date>2011-05-31T09:57:37</meta:creation-date>
    <dc:date>2011-05-31T18:23:59</dc:date>
    <dc:creator>nyros </dc:creator>
    <meta:editing-duration>PT08H17M06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2" meta:paragraph-count="1" meta:word-count="325" meta:character-count="2064"/>
  </office:meta>
</office:document-meta>
</file>